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DeploymentListener.handle( File artifact , File tmp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ringDeploymentListener.canHandle( File artifa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ringDeploymentListener.parse( File artif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